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89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dades">
      <style:table-properties table:display="true" style:writing-mode="lr-tb" tableooo:tab-color="#ed1c24"/>
    </style:style>
    <style:style style:name="ta2" style:family="table" style:master-page-name="PageStyle_5f_dades">
      <style:table-properties table:display="true" style:writing-mode="lr-tb" tableooo:tab-color="#0066b3"/>
    </style:style>
    <style:style style:name="ta3" style:family="table" style:master-page-name="PageStyle_5f_etiquetes">
      <style:table-properties table:display="true" style:writing-mode="lr-tb" tableooo:tab-color="#00a65d"/>
    </style:style>
    <style:style style:name="ta4" style:family="table" style:master-page-name="Default">
      <style:table-properties table:display="true" style:writing-mode="lr-tb" tableooo:tab-color="#fff200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99"/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200" fo:border="0.06pt solid #000000"/>
    </style:style>
    <style:style style:name="ce1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des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23" office:value-type="string" calcext:value-type="string">
            <text:p>sexe</text:p>
          </table:table-cell>
          <table:table-cell table:style-name="ce26" office:value-type="string" calcext:value-type="string">
            <text:p>edat</text:p>
          </table:table-cell>
          <table:table-cell table:style-name="ce26" office:value-type="string" calcext:value-type="string">
            <text:p>estatura</text:p>
          </table:table-cell>
          <table:table-cell table:style-name="ce26" office:value-type="string" calcext:value-type="string">
            <text:p>grup.edat</text:p>
          </table:table-cell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2" calcext:value-type="float">
            <text:p>1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4" calcext:value-type="float">
            <text:p>1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7" calcext:value-type="float">
            <text:p>1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29" calcext:value-type="float">
            <text:p>1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0" calcext:value-type="float">
            <text:p>1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1" calcext:value-type="float">
            <text:p>1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2" calcext:value-type="float">
            <text:p>1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3" calcext:value-type="float">
            <text:p>1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4" calcext:value-type="float">
            <text:p>1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5" calcext:value-type="float">
            <text:p>1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6" calcext:value-type="float">
            <text:p>1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37" calcext:value-type="float">
            <text:p>1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8" calcext:value-type="float">
            <text:p>1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9" calcext:value-type="float">
            <text:p>1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5" calcext:value-type="float">
            <text:p>1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6" calcext:value-type="float">
            <text:p>1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7" calcext:value-type="float">
            <text:p>1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49" calcext:value-type="float">
            <text:p>1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51" calcext:value-type="float">
            <text:p>1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53" calcext:value-type="float">
            <text:p>1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54" calcext:value-type="float">
            <text:p>1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55" calcext:value-type="float">
            <text:p>1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6" calcext:value-type="float">
            <text:p>1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7" calcext:value-type="float">
            <text:p>1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59" calcext:value-type="float">
            <text:p>1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2" calcext:value-type="float">
            <text:p>1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3" calcext:value-type="float">
            <text:p>1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5" calcext:value-type="float">
            <text:p>1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6" calcext:value-type="float">
            <text:p>1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69" calcext:value-type="float">
            <text:p>16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74" calcext:value-type="float">
            <text:p>1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75" calcext:value-type="float">
            <text:p>1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6" calcext:value-type="float">
            <text:p>1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3" calcext:value-type="float">
            <text:p>1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84" calcext:value-type="float">
            <text:p>1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5" calcext:value-type="float">
            <text:p>1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6" calcext:value-type="float">
            <text:p>1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8" calcext:value-type="float">
            <text:p>1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9" calcext:value-type="float">
            <text:p>1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0" calcext:value-type="float">
            <text:p>1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91" calcext:value-type="float">
            <text:p>1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94" calcext:value-type="float">
            <text:p>1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5" calcext:value-type="float">
            <text:p>19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6" calcext:value-type="float">
            <text:p>19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7" calcext:value-type="float">
            <text:p>1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9" calcext:value-type="float">
            <text:p>1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00" calcext:value-type="float">
            <text:p>2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1" calcext:value-type="float">
            <text:p>2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02" calcext:value-type="float">
            <text:p>2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3" calcext:value-type="float">
            <text:p>2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04" calcext:value-type="float">
            <text:p>2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5" calcext:value-type="float">
            <text:p>2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6" calcext:value-type="float">
            <text:p>2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7" calcext:value-type="float">
            <text:p>20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08" calcext:value-type="float">
            <text:p>2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9" calcext:value-type="float">
            <text:p>2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0" calcext:value-type="float">
            <text:p>2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11" calcext:value-type="float">
            <text:p>2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2" calcext:value-type="float">
            <text:p>2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13" calcext:value-type="float">
            <text:p>2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4" calcext:value-type="float">
            <text:p>2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5" calcext:value-type="float">
            <text:p>2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16" calcext:value-type="float">
            <text:p>2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7" calcext:value-type="float">
            <text:p>2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18" calcext:value-type="float">
            <text:p>2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19" calcext:value-type="float">
            <text:p>2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0" calcext:value-type="float">
            <text:p>2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21" calcext:value-type="float">
            <text:p>2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2" calcext:value-type="float">
            <text:p>2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3" calcext:value-type="float">
            <text:p>2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4" calcext:value-type="float">
            <text:p>2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5" calcext:value-type="float">
            <text:p>2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6" calcext:value-type="float">
            <text:p>2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7" calcext:value-type="float">
            <text:p>2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8" calcext:value-type="float">
            <text:p>2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0" calcext:value-type="float">
            <text:p>2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1" calcext:value-type="float">
            <text:p>2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2" calcext:value-type="float">
            <text:p>2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33" calcext:value-type="float">
            <text:p>2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34" calcext:value-type="float">
            <text:p>2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5" calcext:value-type="float">
            <text:p>2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36" calcext:value-type="float">
            <text:p>2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37" calcext:value-type="float">
            <text:p>2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8" calcext:value-type="float">
            <text:p>2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9" calcext:value-type="float">
            <text:p>2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0" calcext:value-type="float">
            <text:p>2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41" calcext:value-type="float">
            <text:p>2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42" calcext:value-type="float">
            <text:p>2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3" calcext:value-type="float">
            <text:p>2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4" calcext:value-type="float">
            <text:p>2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5" calcext:value-type="float">
            <text:p>2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6" calcext:value-type="float">
            <text:p>2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7" calcext:value-type="float">
            <text:p>2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48" calcext:value-type="float">
            <text:p>2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9" calcext:value-type="float">
            <text:p>2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0" calcext:value-type="float">
            <text:p>2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1" calcext:value-type="float">
            <text:p>2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2" calcext:value-type="float">
            <text:p>2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3" calcext:value-type="float">
            <text:p>2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4" calcext:value-type="float">
            <text:p>25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5" calcext:value-type="float">
            <text:p>2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6" calcext:value-type="float">
            <text:p>2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7" calcext:value-type="float">
            <text:p>2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59" calcext:value-type="float">
            <text:p>2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60" calcext:value-type="float">
            <text:p>2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1" calcext:value-type="float">
            <text:p>2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2" calcext:value-type="float">
            <text:p>2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63" calcext:value-type="float">
            <text:p>2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4" calcext:value-type="float">
            <text:p>2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5" calcext:value-type="float">
            <text:p>2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6" calcext:value-type="float">
            <text:p>2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67" calcext:value-type="float">
            <text:p>2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68" calcext:value-type="float">
            <text:p>2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69" calcext:value-type="float">
            <text:p>26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1" calcext:value-type="float">
            <text:p>2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2" calcext:value-type="float">
            <text:p>2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73" calcext:value-type="float">
            <text:p>2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4" calcext:value-type="float">
            <text:p>2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75" calcext:value-type="float">
            <text:p>2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6" calcext:value-type="float">
            <text:p>2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7" calcext:value-type="float">
            <text:p>2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8" calcext:value-type="float">
            <text:p>2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9" calcext:value-type="float">
            <text:p>2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81" calcext:value-type="float">
            <text:p>2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82" calcext:value-type="float">
            <text:p>2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83" calcext:value-type="float">
            <text:p>2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4" calcext:value-type="float">
            <text:p>2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5" calcext:value-type="float">
            <text:p>2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6" calcext:value-type="float">
            <text:p>2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87" calcext:value-type="float">
            <text:p>2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8" calcext:value-type="float">
            <text:p>2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89" calcext:value-type="float">
            <text:p>28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0" calcext:value-type="float">
            <text:p>2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1" calcext:value-type="float">
            <text:p>29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2" calcext:value-type="float">
            <text:p>2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93" calcext:value-type="float">
            <text:p>2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94" calcext:value-type="float">
            <text:p>2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5" calcext:value-type="float">
            <text:p>29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6" calcext:value-type="float">
            <text:p>2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97" calcext:value-type="float">
            <text:p>2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8" calcext:value-type="float">
            <text:p>2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99" calcext:value-type="float">
            <text:p>2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1" calcext:value-type="float">
            <text:p>3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02" calcext:value-type="float">
            <text:p>3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3" calcext:value-type="float">
            <text:p>3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4" calcext:value-type="float">
            <text:p>3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05" calcext:value-type="float">
            <text:p>3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6" calcext:value-type="float">
            <text:p>3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7" calcext:value-type="float">
            <text:p>3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08" calcext:value-type="float">
            <text:p>3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9" calcext:value-type="float">
            <text:p>3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10" calcext:value-type="float">
            <text:p>3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11" calcext:value-type="float">
            <text:p>3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2" calcext:value-type="float">
            <text:p>3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13" calcext:value-type="float">
            <text:p>3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4" calcext:value-type="float">
            <text:p>3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5" calcext:value-type="float">
            <text:p>3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16" calcext:value-type="float">
            <text:p>3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7" calcext:value-type="float">
            <text:p>3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8" calcext:value-type="float">
            <text:p>3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9" calcext:value-type="float">
            <text:p>3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0" calcext:value-type="float">
            <text:p>3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21" calcext:value-type="float">
            <text:p>3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2" calcext:value-type="float">
            <text:p>3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23" calcext:value-type="float">
            <text:p>3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4" calcext:value-type="float">
            <text:p>3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5" calcext:value-type="float">
            <text:p>3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6" calcext:value-type="float">
            <text:p>3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27" calcext:value-type="float">
            <text:p>3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8" calcext:value-type="float">
            <text:p>3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29" calcext:value-type="float">
            <text:p>3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0" calcext:value-type="float">
            <text:p>3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1" calcext:value-type="float">
            <text:p>3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32" calcext:value-type="float">
            <text:p>3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3" calcext:value-type="float">
            <text:p>3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4" calcext:value-type="float">
            <text:p>3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35" calcext:value-type="float">
            <text:p>3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6" calcext:value-type="float">
            <text:p>3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37" calcext:value-type="float">
            <text:p>3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8" calcext:value-type="float">
            <text:p>3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9" calcext:value-type="float">
            <text:p>3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40" calcext:value-type="float">
            <text:p>3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1" calcext:value-type="float">
            <text:p>3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42" calcext:value-type="float">
            <text:p>3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3" calcext:value-type="float">
            <text:p>3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4" calcext:value-type="float">
            <text:p>3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45" calcext:value-type="float">
            <text:p>3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6" calcext:value-type="float">
            <text:p>3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47" calcext:value-type="float">
            <text:p>3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8" calcext:value-type="float">
            <text:p>3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49" calcext:value-type="float">
            <text:p>3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0" calcext:value-type="float">
            <text:p>3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51" calcext:value-type="float">
            <text:p>3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2" calcext:value-type="float">
            <text:p>3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3" calcext:value-type="float">
            <text:p>3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4" calcext:value-type="float">
            <text:p>3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55" calcext:value-type="float">
            <text:p>3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6" calcext:value-type="float">
            <text:p>3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7" calcext:value-type="float">
            <text:p>3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8" calcext:value-type="float">
            <text:p>35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59" calcext:value-type="float">
            <text:p>3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0" calcext:value-type="float">
            <text:p>3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61" calcext:value-type="float">
            <text:p>3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62" calcext:value-type="float">
            <text:p>3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3" calcext:value-type="float">
            <text:p>3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4" calcext:value-type="float">
            <text:p>3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5" calcext:value-type="float">
            <text:p>3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6" calcext:value-type="float">
            <text:p>36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7" calcext:value-type="float">
            <text:p>3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8" calcext:value-type="float">
            <text:p>3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9" calcext:value-type="float">
            <text:p>3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0" calcext:value-type="float">
            <text:p>37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1" calcext:value-type="float">
            <text:p>37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72" calcext:value-type="float">
            <text:p>3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3" calcext:value-type="float">
            <text:p>3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4" calcext:value-type="float">
            <text:p>37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75" calcext:value-type="float">
            <text:p>3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76" calcext:value-type="float">
            <text:p>3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7" calcext:value-type="float">
            <text:p>37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8" calcext:value-type="float">
            <text:p>3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9" calcext:value-type="float">
            <text:p>3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0" calcext:value-type="float">
            <text:p>3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81" calcext:value-type="float">
            <text:p>3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2" calcext:value-type="float">
            <text:p>3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3" calcext:value-type="float">
            <text:p>3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84" calcext:value-type="float">
            <text:p>3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5" calcext:value-type="float">
            <text:p>3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86" calcext:value-type="float">
            <text:p>3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87" calcext:value-type="float">
            <text:p>3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8" calcext:value-type="float">
            <text:p>3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89" calcext:value-type="float">
            <text:p>3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90" calcext:value-type="float">
            <text:p>3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1" calcext:value-type="float">
            <text:p>39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92" calcext:value-type="float">
            <text:p>39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93" calcext:value-type="float">
            <text:p>3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94" calcext:value-type="float">
            <text:p>39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5" calcext:value-type="float">
            <text:p>3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6" calcext:value-type="float">
            <text:p>3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7" calcext:value-type="float">
            <text:p>3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98" calcext:value-type="float">
            <text:p>3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9" calcext:value-type="float">
            <text:p>39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1" calcext:value-type="float">
            <text:p>4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2" calcext:value-type="float">
            <text:p>4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3" calcext:value-type="float">
            <text:p>4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4" calcext:value-type="float">
            <text:p>4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5" calcext:value-type="float">
            <text:p>4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6" calcext:value-type="float">
            <text:p>4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07" calcext:value-type="float">
            <text:p>4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8" calcext:value-type="float">
            <text:p>4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9" calcext:value-type="float">
            <text:p>4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0" calcext:value-type="float">
            <text:p>4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11" calcext:value-type="float">
            <text:p>4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2" calcext:value-type="float">
            <text:p>4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3" calcext:value-type="float">
            <text:p>4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14" calcext:value-type="float">
            <text:p>4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5" calcext:value-type="float">
            <text:p>4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6" calcext:value-type="float">
            <text:p>4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7" calcext:value-type="float">
            <text:p>4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18" calcext:value-type="float">
            <text:p>4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19" calcext:value-type="float">
            <text:p>4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20" calcext:value-type="float">
            <text:p>4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1" calcext:value-type="float">
            <text:p>4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22" calcext:value-type="float">
            <text:p>4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3" calcext:value-type="float">
            <text:p>4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24" calcext:value-type="float">
            <text:p>4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5" calcext:value-type="float">
            <text:p>4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26" calcext:value-type="float">
            <text:p>4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27" calcext:value-type="float">
            <text:p>4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28" calcext:value-type="float">
            <text:p>4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29" calcext:value-type="float">
            <text:p>4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0" calcext:value-type="float">
            <text:p>4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31" calcext:value-type="float">
            <text:p>4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32" calcext:value-type="float">
            <text:p>4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3" calcext:value-type="float">
            <text:p>4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34" calcext:value-type="float">
            <text:p>4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5" calcext:value-type="float">
            <text:p>4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36" calcext:value-type="float">
            <text:p>4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7" calcext:value-type="float">
            <text:p>4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38" calcext:value-type="float">
            <text:p>4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9" calcext:value-type="float">
            <text:p>4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0" calcext:value-type="float">
            <text:p>44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1" calcext:value-type="float">
            <text:p>4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42" calcext:value-type="float">
            <text:p>4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3" calcext:value-type="float">
            <text:p>4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4" calcext:value-type="float">
            <text:p>4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45" calcext:value-type="float">
            <text:p>4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46" calcext:value-type="float">
            <text:p>4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47" calcext:value-type="float">
            <text:p>4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8" calcext:value-type="float">
            <text:p>4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49" calcext:value-type="float">
            <text:p>4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50" calcext:value-type="float">
            <text:p>4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51" calcext:value-type="float">
            <text:p>4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52" calcext:value-type="float">
            <text:p>4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53" calcext:value-type="float">
            <text:p>4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54" calcext:value-type="float">
            <text:p>4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5" calcext:value-type="float">
            <text:p>4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6" calcext:value-type="float">
            <text:p>4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7" calcext:value-type="float">
            <text:p>4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8" calcext:value-type="float">
            <text:p>4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9" calcext:value-type="float">
            <text:p>4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0" calcext:value-type="float">
            <text:p>4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1" calcext:value-type="float">
            <text:p>4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62" calcext:value-type="float">
            <text:p>4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3" calcext:value-type="float">
            <text:p>4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4" calcext:value-type="float">
            <text:p>4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5" calcext:value-type="float">
            <text:p>4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6" calcext:value-type="float">
            <text:p>4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7" calcext:value-type="float">
            <text:p>4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68" calcext:value-type="float">
            <text:p>4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69" calcext:value-type="float">
            <text:p>4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0" calcext:value-type="float">
            <text:p>4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71" calcext:value-type="float">
            <text:p>4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2" calcext:value-type="float">
            <text:p>4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3" calcext:value-type="float">
            <text:p>4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4" calcext:value-type="float">
            <text:p>4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5" calcext:value-type="float">
            <text:p>4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76" calcext:value-type="float">
            <text:p>4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7" calcext:value-type="float">
            <text:p>4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78" calcext:value-type="float">
            <text:p>4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9" calcext:value-type="float">
            <text:p>4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0" calcext:value-type="float">
            <text:p>4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1" calcext:value-type="float">
            <text:p>4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2" calcext:value-type="float">
            <text:p>4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3" calcext:value-type="float">
            <text:p>48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4" calcext:value-type="float">
            <text:p>4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5" calcext:value-type="float">
            <text:p>4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86" calcext:value-type="float">
            <text:p>4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87" calcext:value-type="float">
            <text:p>4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8" calcext:value-type="float">
            <text:p>4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89" calcext:value-type="float">
            <text:p>4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0" calcext:value-type="float">
            <text:p>4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1" calcext:value-type="float">
            <text:p>4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2" calcext:value-type="float">
            <text:p>4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3" calcext:value-type="float">
            <text:p>4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94" calcext:value-type="float">
            <text:p>4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5" calcext:value-type="float">
            <text:p>4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96" calcext:value-type="float">
            <text:p>4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97" calcext:value-type="float">
            <text:p>4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8" calcext:value-type="float">
            <text:p>4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9" calcext:value-type="float">
            <text:p>4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0" calcext:value-type="float">
            <text:p>5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1" calcext:value-type="float">
            <text:p>5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2" calcext:value-type="float">
            <text:p>5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04" calcext:value-type="float">
            <text:p>5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05" calcext:value-type="float">
            <text:p>5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6" calcext:value-type="float">
            <text:p>5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7" calcext:value-type="float">
            <text:p>5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8" calcext:value-type="float">
            <text:p>5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09" calcext:value-type="float">
            <text:p>5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10" calcext:value-type="float">
            <text:p>5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11" calcext:value-type="float">
            <text:p>5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2" calcext:value-type="float">
            <text:p>5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13" calcext:value-type="float">
            <text:p>5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4" calcext:value-type="float">
            <text:p>5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5" calcext:value-type="float">
            <text:p>5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6" calcext:value-type="float">
            <text:p>5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7" calcext:value-type="float">
            <text:p>5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18" calcext:value-type="float">
            <text:p>5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9" calcext:value-type="float">
            <text:p>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0" calcext:value-type="float">
            <text:p>5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21" calcext:value-type="float">
            <text:p>5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2" calcext:value-type="float">
            <text:p>5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23" calcext:value-type="float">
            <text:p>5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4" calcext:value-type="float">
            <text:p>5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5" calcext:value-type="float">
            <text:p>5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26" calcext:value-type="float">
            <text:p>5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7" calcext:value-type="float">
            <text:p>5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8" calcext:value-type="float">
            <text:p>5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29" calcext:value-type="float">
            <text:p>5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30" calcext:value-type="float">
            <text:p>5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1" calcext:value-type="float">
            <text:p>5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2" calcext:value-type="float">
            <text:p>5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3" calcext:value-type="float">
            <text:p>5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34" calcext:value-type="float">
            <text:p>5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5" calcext:value-type="float">
            <text:p>5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6" calcext:value-type="float">
            <text:p>5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7" calcext:value-type="float">
            <text:p>5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38" calcext:value-type="float">
            <text:p>5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39" calcext:value-type="float">
            <text:p>5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0" calcext:value-type="float">
            <text:p>54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41" calcext:value-type="float">
            <text:p>5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2" calcext:value-type="float">
            <text:p>5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43" calcext:value-type="float">
            <text:p>5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4" calcext:value-type="float">
            <text:p>5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45" calcext:value-type="float">
            <text:p>5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46" calcext:value-type="float">
            <text:p>5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47" calcext:value-type="float">
            <text:p>5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48" calcext:value-type="float">
            <text:p>5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49" calcext:value-type="float">
            <text:p>5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50" calcext:value-type="float">
            <text:p>5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51" calcext:value-type="float">
            <text:p>5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52" calcext:value-type="float">
            <text:p>5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53" calcext:value-type="float">
            <text:p>5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54" calcext:value-type="float">
            <text:p>5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55" calcext:value-type="float">
            <text:p>5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9" office:value-type="float" office:value="556" calcext:value-type="float">
            <text:p>55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480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es2" table:style-name="ta2">
        <office:forms form:automatic-focus="false" form:apply-design-mode="false"/>
        <table:table-column table:style-name="co1" table:default-cell-style-name="ce20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23" office:value-type="string" calcext:value-type="string">
            <text:p>sexe</text:p>
          </table:table-cell>
          <table:table-cell table:style-name="ce26" office:value-type="string" calcext:value-type="string">
            <text:p>edat</text:p>
          </table:table-cell>
          <table:table-cell table:style-name="ce26" office:value-type="string" calcext:value-type="string">
            <text:p>estatura</text:p>
          </table:table-cell>
          <table:table-cell table:style-name="ce26" office:value-type="string" calcext:value-type="string">
            <text:p>grup.edat</text:p>
          </table:table-cell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2" calcext:value-type="float">
            <text:p>1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24" calcext:value-type="float">
            <text:p>1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27" calcext:value-type="float">
            <text:p>1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29" calcext:value-type="float">
            <text:p>1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0" calcext:value-type="float">
            <text:p>1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1" calcext:value-type="float">
            <text:p>1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2" calcext:value-type="float">
            <text:p>1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3" calcext:value-type="float">
            <text:p>1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4" calcext:value-type="float">
            <text:p>1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5" calcext:value-type="float">
            <text:p>1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6" calcext:value-type="float">
            <text:p>1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37" calcext:value-type="float">
            <text:p>1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38" calcext:value-type="float">
            <text:p>1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39" calcext:value-type="float">
            <text:p>1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45" calcext:value-type="float">
            <text:p>1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6" calcext:value-type="float">
            <text:p>1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47" calcext:value-type="float">
            <text:p>1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49" calcext:value-type="float">
            <text:p>1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51" calcext:value-type="float">
            <text:p>1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53" calcext:value-type="float">
            <text:p>1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54" calcext:value-type="float">
            <text:p>1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55" calcext:value-type="float">
            <text:p>1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6" calcext:value-type="float">
            <text:p>1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7" calcext:value-type="float">
            <text:p>1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59" calcext:value-type="float">
            <text:p>1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2" calcext:value-type="float">
            <text:p>1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3" calcext:value-type="float">
            <text:p>1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65" calcext:value-type="float">
            <text:p>1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6" calcext:value-type="float">
            <text:p>1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69" calcext:value-type="float">
            <text:p>16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74" calcext:value-type="float">
            <text:p>1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75" calcext:value-type="float">
            <text:p>1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76" calcext:value-type="float">
            <text:p>1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3" calcext:value-type="float">
            <text:p>1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84" calcext:value-type="float">
            <text:p>1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5" calcext:value-type="float">
            <text:p>1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6" calcext:value-type="float">
            <text:p>1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8" calcext:value-type="float">
            <text:p>1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189" calcext:value-type="float">
            <text:p>1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0" calcext:value-type="float">
            <text:p>1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91" calcext:value-type="float">
            <text:p>1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194" calcext:value-type="float">
            <text:p>1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5" calcext:value-type="float">
            <text:p>19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6" calcext:value-type="float">
            <text:p>19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197" calcext:value-type="float">
            <text:p>19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199" calcext:value-type="float">
            <text:p>1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00" calcext:value-type="float">
            <text:p>2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1" calcext:value-type="float">
            <text:p>2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02" calcext:value-type="float">
            <text:p>2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3" calcext:value-type="float">
            <text:p>2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04" calcext:value-type="float">
            <text:p>2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5" calcext:value-type="float">
            <text:p>2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6" calcext:value-type="float">
            <text:p>2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07" calcext:value-type="float">
            <text:p>20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08" calcext:value-type="float">
            <text:p>2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09" calcext:value-type="float">
            <text:p>2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0" calcext:value-type="float">
            <text:p>2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11" calcext:value-type="float">
            <text:p>2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2" calcext:value-type="float">
            <text:p>2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13" calcext:value-type="float">
            <text:p>2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4" calcext:value-type="float">
            <text:p>2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15" calcext:value-type="float">
            <text:p>2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16" calcext:value-type="float">
            <text:p>2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17" calcext:value-type="float">
            <text:p>2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18" calcext:value-type="float">
            <text:p>2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19" calcext:value-type="float">
            <text:p>2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0" calcext:value-type="float">
            <text:p>2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21" calcext:value-type="float">
            <text:p>2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2" calcext:value-type="float">
            <text:p>2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23" calcext:value-type="float">
            <text:p>2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4" calcext:value-type="float">
            <text:p>2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5" calcext:value-type="float">
            <text:p>2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26" calcext:value-type="float">
            <text:p>2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7" calcext:value-type="float">
            <text:p>2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28" calcext:value-type="float">
            <text:p>2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0" calcext:value-type="float">
            <text:p>2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1" calcext:value-type="float">
            <text:p>2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2" calcext:value-type="float">
            <text:p>2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33" calcext:value-type="float">
            <text:p>2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34" calcext:value-type="float">
            <text:p>2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5" calcext:value-type="float">
            <text:p>2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36" calcext:value-type="float">
            <text:p>2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37" calcext:value-type="float">
            <text:p>2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38" calcext:value-type="float">
            <text:p>2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39" calcext:value-type="float">
            <text:p>2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0" calcext:value-type="float">
            <text:p>2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41" calcext:value-type="float">
            <text:p>2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42" calcext:value-type="float">
            <text:p>2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3" calcext:value-type="float">
            <text:p>2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4" calcext:value-type="float">
            <text:p>2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5" calcext:value-type="float">
            <text:p>2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6" calcext:value-type="float">
            <text:p>2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47" calcext:value-type="float">
            <text:p>2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48" calcext:value-type="float">
            <text:p>2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49" calcext:value-type="float">
            <text:p>2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0" calcext:value-type="float">
            <text:p>2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1" calcext:value-type="float">
            <text:p>2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2" calcext:value-type="float">
            <text:p>2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3" calcext:value-type="float">
            <text:p>2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4" calcext:value-type="float">
            <text:p>25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55" calcext:value-type="float">
            <text:p>2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6" calcext:value-type="float">
            <text:p>2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57" calcext:value-type="float">
            <text:p>2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59" calcext:value-type="float">
            <text:p>25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60" calcext:value-type="float">
            <text:p>26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1" calcext:value-type="float">
            <text:p>2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2" calcext:value-type="float">
            <text:p>2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63" calcext:value-type="float">
            <text:p>2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64" calcext:value-type="float">
            <text:p>2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5" calcext:value-type="float">
            <text:p>26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66" calcext:value-type="float">
            <text:p>2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67" calcext:value-type="float">
            <text:p>26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68" calcext:value-type="float">
            <text:p>2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69" calcext:value-type="float">
            <text:p>26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1" calcext:value-type="float">
            <text:p>2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2" calcext:value-type="float">
            <text:p>2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73" calcext:value-type="float">
            <text:p>2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4" calcext:value-type="float">
            <text:p>2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75" calcext:value-type="float">
            <text:p>2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6" calcext:value-type="float">
            <text:p>2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7" calcext:value-type="float">
            <text:p>2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8" calcext:value-type="float">
            <text:p>2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79" calcext:value-type="float">
            <text:p>2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81" calcext:value-type="float">
            <text:p>2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82" calcext:value-type="float">
            <text:p>2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83" calcext:value-type="float">
            <text:p>2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4" calcext:value-type="float">
            <text:p>2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5" calcext:value-type="float">
            <text:p>2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6" calcext:value-type="float">
            <text:p>2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87" calcext:value-type="float">
            <text:p>2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88" calcext:value-type="float">
            <text:p>2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289" calcext:value-type="float">
            <text:p>28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0" calcext:value-type="float">
            <text:p>2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1" calcext:value-type="float">
            <text:p>29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2" calcext:value-type="float">
            <text:p>2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93" calcext:value-type="float">
            <text:p>2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294" calcext:value-type="float">
            <text:p>2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295" calcext:value-type="float">
            <text:p>29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6" calcext:value-type="float">
            <text:p>2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97" calcext:value-type="float">
            <text:p>2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298" calcext:value-type="float">
            <text:p>2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299" calcext:value-type="float">
            <text:p>2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1" calcext:value-type="float">
            <text:p>3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02" calcext:value-type="float">
            <text:p>3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3" calcext:value-type="float">
            <text:p>3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4" calcext:value-type="float">
            <text:p>3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05" calcext:value-type="float">
            <text:p>3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06" calcext:value-type="float">
            <text:p>3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7" calcext:value-type="float">
            <text:p>3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08" calcext:value-type="float">
            <text:p>3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09" calcext:value-type="float">
            <text:p>3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10" calcext:value-type="float">
            <text:p>3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11" calcext:value-type="float">
            <text:p>3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2" calcext:value-type="float">
            <text:p>3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13" calcext:value-type="float">
            <text:p>3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4" calcext:value-type="float">
            <text:p>3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5" calcext:value-type="float">
            <text:p>3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16" calcext:value-type="float">
            <text:p>3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7" calcext:value-type="float">
            <text:p>3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18" calcext:value-type="float">
            <text:p>3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19" calcext:value-type="float">
            <text:p>3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0" calcext:value-type="float">
            <text:p>3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21" calcext:value-type="float">
            <text:p>3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2" calcext:value-type="float">
            <text:p>3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23" calcext:value-type="float">
            <text:p>3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4" calcext:value-type="float">
            <text:p>3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25" calcext:value-type="float">
            <text:p>3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6" calcext:value-type="float">
            <text:p>3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27" calcext:value-type="float">
            <text:p>3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28" calcext:value-type="float">
            <text:p>3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29" calcext:value-type="float">
            <text:p>3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0" calcext:value-type="float">
            <text:p>3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1" calcext:value-type="float">
            <text:p>3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32" calcext:value-type="float">
            <text:p>3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3" calcext:value-type="float">
            <text:p>3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4" calcext:value-type="float">
            <text:p>3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35" calcext:value-type="float">
            <text:p>3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6" calcext:value-type="float">
            <text:p>3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37" calcext:value-type="float">
            <text:p>3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38" calcext:value-type="float">
            <text:p>3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39" calcext:value-type="float">
            <text:p>3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40" calcext:value-type="float">
            <text:p>3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1" calcext:value-type="float">
            <text:p>3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42" calcext:value-type="float">
            <text:p>3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3" calcext:value-type="float">
            <text:p>3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4" calcext:value-type="float">
            <text:p>3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45" calcext:value-type="float">
            <text:p>3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6" calcext:value-type="float">
            <text:p>3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47" calcext:value-type="float">
            <text:p>3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48" calcext:value-type="float">
            <text:p>3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49" calcext:value-type="float">
            <text:p>3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0" calcext:value-type="float">
            <text:p>3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51" calcext:value-type="float">
            <text:p>3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2" calcext:value-type="float">
            <text:p>3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3" calcext:value-type="float">
            <text:p>35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4" calcext:value-type="float">
            <text:p>3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55" calcext:value-type="float">
            <text:p>3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6" calcext:value-type="float">
            <text:p>3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57" calcext:value-type="float">
            <text:p>35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58" calcext:value-type="float">
            <text:p>35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59" calcext:value-type="float">
            <text:p>3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0" calcext:value-type="float">
            <text:p>3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61" calcext:value-type="float">
            <text:p>36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62" calcext:value-type="float">
            <text:p>3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3" calcext:value-type="float">
            <text:p>3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4" calcext:value-type="float">
            <text:p>3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5" calcext:value-type="float">
            <text:p>3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6" calcext:value-type="float">
            <text:p>36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67" calcext:value-type="float">
            <text:p>3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8" calcext:value-type="float">
            <text:p>3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69" calcext:value-type="float">
            <text:p>3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0" calcext:value-type="float">
            <text:p>37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1" calcext:value-type="float">
            <text:p>37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72" calcext:value-type="float">
            <text:p>3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3" calcext:value-type="float">
            <text:p>37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74" calcext:value-type="float">
            <text:p>37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75" calcext:value-type="float">
            <text:p>3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76" calcext:value-type="float">
            <text:p>3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7" calcext:value-type="float">
            <text:p>37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8" calcext:value-type="float">
            <text:p>3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79" calcext:value-type="float">
            <text:p>3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0" calcext:value-type="float">
            <text:p>3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81" calcext:value-type="float">
            <text:p>38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2" calcext:value-type="float">
            <text:p>3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3" calcext:value-type="float">
            <text:p>3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84" calcext:value-type="float">
            <text:p>3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5" calcext:value-type="float">
            <text:p>38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86" calcext:value-type="float">
            <text:p>38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87" calcext:value-type="float">
            <text:p>38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88" calcext:value-type="float">
            <text:p>3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89" calcext:value-type="float">
            <text:p>3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90" calcext:value-type="float">
            <text:p>3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1" calcext:value-type="float">
            <text:p>39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392" calcext:value-type="float">
            <text:p>39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393" calcext:value-type="float">
            <text:p>3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394" calcext:value-type="float">
            <text:p>39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5" calcext:value-type="float">
            <text:p>3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6" calcext:value-type="float">
            <text:p>3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7" calcext:value-type="float">
            <text:p>3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398" calcext:value-type="float">
            <text:p>3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399" calcext:value-type="float">
            <text:p>39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00" calcext:value-type="float">
            <text:p>4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1" calcext:value-type="float">
            <text:p>4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2" calcext:value-type="float">
            <text:p>4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3" calcext:value-type="float">
            <text:p>4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4" calcext:value-type="float">
            <text:p>4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05" calcext:value-type="float">
            <text:p>4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6" calcext:value-type="float">
            <text:p>4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07" calcext:value-type="float">
            <text:p>4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8" calcext:value-type="float">
            <text:p>4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09" calcext:value-type="float">
            <text:p>4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0" calcext:value-type="float">
            <text:p>4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11" calcext:value-type="float">
            <text:p>4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2" calcext:value-type="float">
            <text:p>4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3" calcext:value-type="float">
            <text:p>4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14" calcext:value-type="float">
            <text:p>4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15" calcext:value-type="float">
            <text:p>4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6" calcext:value-type="float">
            <text:p>4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17" calcext:value-type="float">
            <text:p>4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18" calcext:value-type="float">
            <text:p>4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19" calcext:value-type="float">
            <text:p>4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20" calcext:value-type="float">
            <text:p>4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1" calcext:value-type="float">
            <text:p>4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22" calcext:value-type="float">
            <text:p>4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3" calcext:value-type="float">
            <text:p>4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24" calcext:value-type="float">
            <text:p>4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25" calcext:value-type="float">
            <text:p>4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26" calcext:value-type="float">
            <text:p>4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27" calcext:value-type="float">
            <text:p>4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28" calcext:value-type="float">
            <text:p>4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29" calcext:value-type="float">
            <text:p>4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0" calcext:value-type="float">
            <text:p>4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31" calcext:value-type="float">
            <text:p>4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32" calcext:value-type="float">
            <text:p>4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3" calcext:value-type="float">
            <text:p>4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34" calcext:value-type="float">
            <text:p>4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5" calcext:value-type="float">
            <text:p>4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36" calcext:value-type="float">
            <text:p>4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37" calcext:value-type="float">
            <text:p>4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38" calcext:value-type="float">
            <text:p>4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39" calcext:value-type="float">
            <text:p>4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0" calcext:value-type="float">
            <text:p>44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41" calcext:value-type="float">
            <text:p>4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42" calcext:value-type="float">
            <text:p>4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3" calcext:value-type="float">
            <text:p>4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4" calcext:value-type="float">
            <text:p>4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45" calcext:value-type="float">
            <text:p>44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46" calcext:value-type="float">
            <text:p>4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47" calcext:value-type="float">
            <text:p>4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48" calcext:value-type="float">
            <text:p>4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49" calcext:value-type="float">
            <text:p>4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50" calcext:value-type="float">
            <text:p>4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51" calcext:value-type="float">
            <text:p>4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52" calcext:value-type="float">
            <text:p>4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53" calcext:value-type="float">
            <text:p>4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54" calcext:value-type="float">
            <text:p>4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5" calcext:value-type="float">
            <text:p>4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6" calcext:value-type="float">
            <text:p>4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7" calcext:value-type="float">
            <text:p>4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58" calcext:value-type="float">
            <text:p>4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59" calcext:value-type="float">
            <text:p>45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0" calcext:value-type="float">
            <text:p>46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1" calcext:value-type="float">
            <text:p>46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62" calcext:value-type="float">
            <text:p>46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3" calcext:value-type="float">
            <text:p>4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4" calcext:value-type="float">
            <text:p>46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5" calcext:value-type="float">
            <text:p>4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66" calcext:value-type="float">
            <text:p>46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67" calcext:value-type="float">
            <text:p>4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68" calcext:value-type="float">
            <text:p>4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69" calcext:value-type="float">
            <text:p>4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0" calcext:value-type="float">
            <text:p>4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71" calcext:value-type="float">
            <text:p>4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2" calcext:value-type="float">
            <text:p>47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3" calcext:value-type="float">
            <text:p>47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4" calcext:value-type="float">
            <text:p>47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5" calcext:value-type="float">
            <text:p>4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76" calcext:value-type="float">
            <text:p>4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77" calcext:value-type="float">
            <text:p>47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78" calcext:value-type="float">
            <text:p>47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79" calcext:value-type="float">
            <text:p>4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0" calcext:value-type="float">
            <text:p>48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1" calcext:value-type="float">
            <text:p>4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2" calcext:value-type="float">
            <text:p>4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83" calcext:value-type="float">
            <text:p>48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4" calcext:value-type="float">
            <text:p>48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5" calcext:value-type="float">
            <text:p>4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86" calcext:value-type="float">
            <text:p>48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87" calcext:value-type="float">
            <text:p>48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88" calcext:value-type="float">
            <text:p>4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89" calcext:value-type="float">
            <text:p>48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0" calcext:value-type="float">
            <text:p>49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1" calcext:value-type="float">
            <text:p>4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2" calcext:value-type="float">
            <text:p>49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3" calcext:value-type="float">
            <text:p>4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494" calcext:value-type="float">
            <text:p>49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495" calcext:value-type="float">
            <text:p>49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496" calcext:value-type="float">
            <text:p>49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497" calcext:value-type="float">
            <text:p>49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8" calcext:value-type="float">
            <text:p>49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499" calcext:value-type="float">
            <text:p>49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0" calcext:value-type="float">
            <text:p>5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1" calcext:value-type="float">
            <text:p>5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2" calcext:value-type="float">
            <text:p>5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04" calcext:value-type="float">
            <text:p>50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05" calcext:value-type="float">
            <text:p>5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6" calcext:value-type="float">
            <text:p>5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07" calcext:value-type="float">
            <text:p>50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08" calcext:value-type="float">
            <text:p>5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09" calcext:value-type="float">
            <text:p>5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10" calcext:value-type="float">
            <text:p>5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11" calcext:value-type="float">
            <text:p>5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2" calcext:value-type="float">
            <text:p>5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13" calcext:value-type="float">
            <text:p>5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4" calcext:value-type="float">
            <text:p>5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5" calcext:value-type="float">
            <text:p>5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6" calcext:value-type="float">
            <text:p>5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17" calcext:value-type="float">
            <text:p>5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18" calcext:value-type="float">
            <text:p>5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19" calcext:value-type="float">
            <text:p>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0" calcext:value-type="float">
            <text:p>5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21" calcext:value-type="float">
            <text:p>5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2" calcext:value-type="float">
            <text:p>5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23" calcext:value-type="float">
            <text:p>5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4" calcext:value-type="float">
            <text:p>5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5" calcext:value-type="float">
            <text:p>5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26" calcext:value-type="float">
            <text:p>5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27" calcext:value-type="float">
            <text:p>5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28" calcext:value-type="float">
            <text:p>5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29" calcext:value-type="float">
            <text:p>5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30" calcext:value-type="float">
            <text:p>5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1" calcext:value-type="float">
            <text:p>5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2" calcext:value-type="float">
            <text:p>5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3" calcext:value-type="float">
            <text:p>5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34" calcext:value-type="float">
            <text:p>5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35" calcext:value-type="float">
            <text:p>53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6" calcext:value-type="float">
            <text:p>5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37" calcext:value-type="float">
            <text:p>5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38" calcext:value-type="float">
            <text:p>5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39" calcext:value-type="float">
            <text:p>5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0" calcext:value-type="float">
            <text:p>54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41" calcext:value-type="float">
            <text:p>5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2" calcext:value-type="float">
            <text:p>5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18" office:value-type="float" office:value="543" calcext:value-type="float">
            <text:p>5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44" calcext:value-type="float">
            <text:p>5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45" calcext:value-type="float">
            <text:p>5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46" calcext:value-type="float">
            <text:p>54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47" calcext:value-type="float">
            <text:p>5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48" calcext:value-type="float">
            <text:p>5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49" calcext:value-type="float">
            <text:p>5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50" calcext:value-type="float">
            <text:p>5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51" calcext:value-type="float">
            <text:p>5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18" office:value-type="float" office:value="552" calcext:value-type="float">
            <text:p>5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18" office:value-type="float" office:value="553" calcext:value-type="float">
            <text:p>55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8" office:value-type="float" office:value="554" calcext:value-type="float">
            <text:p>5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8" office:value-type="float" office:value="555" calcext:value-type="float">
            <text:p>5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19" office:value-type="float" office:value="556" calcext:value-type="float">
            <text:p>55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9"/>
        </table:table-row>
        <table:table-row table:style-name="ro2" table:number-rows-repeated="10480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tiquetes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2">
          <table:table-cell table:style-name="ce26" office:value-type="string" calcext:value-type="string">
            <text:p>Variables categòriques 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2">
          <table:table-cell/>
          <table:table-cell table:style-name="ce27" office:value-type="string" calcext:value-type="string">
            <text:p>etiquetes</text:p>
          </table:table-cell>
          <table:table-cell table:number-columns-repeated="1022"/>
        </table:table-row>
        <table:table-row table:style-name="ro2">
          <table:table-cell table:style-name="ce27" office:value-type="string" calcext:value-type="string">
            <text:p>sexe</text:p>
          </table:table-cell>
          <table:table-cell table:style-name="ce27" office:value-type="string" calcext:value-type="string">
            <text:p>1 = dona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>
            <text:p>0 = hom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grup.edat</text:p>
          </table:table-cell>
          <table:table-cell table:style-name="ce27" office:value-type="string" calcext:value-type="string">
            <text:p>1 = 15-24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>
            <text:p>2 = 25-34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>
            <text:p>3 = 35-44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>
            <text:p>4 = 45-54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 calcext:value-type="string">
            <text:p>5 = 55-64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res" table:style-name="ta4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1" office:value-type="string" calcext:value-type="string">
            <text:p>Matriu 2x2 invertible, A=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Matriu 2x2 invertible, A^-1=</text:p>
          </table:table-cell>
          <table:table-cell table:number-matrix-columns-spanned="2" table:number-matrix-rows-spanned="2" table:formula="of:=MINVERSE([.B1:.C2]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Matriu transposada de A, A^t=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="Arial1" fo:font-family="Arial" style:font-name-asian="Noto Sans CJK SC" style:font-family-asian="'Noto Sans CJK SC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4:08:33.771878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tiquetes" style:display-name="PageStyle_etique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edat-estatura" style:display-name="PageStyle_ edat-esta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at" style:display-name="PageStyle_ed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es" style:display-name="PageStyle_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e-grup_20_d_27_edat" style:display-name="PageStyle_sexe-grup d'ed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re</meta:initial-creator>
    <meta:creation-date>2010-02-10T18:16:21</meta:creation-date>
    <dc:date>2020-04-22T14:56:39.861682266</dc:date>
    <meta:generator>LibreOffice/6.0.7.3$Linux_X86_64 LibreOffice_project/00m0$Build-3</meta:generator>
    <meta:editing-duration>PT2H8M36S</meta:editing-duration>
    <meta:editing-cycles>9</meta:editing-cycles>
    <meta:document-statistic meta:table-count="4" meta:cell-count="55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